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sans-serif" svg:font-family="sans-serif"/>
    <style:font-face style:name="DejaVu Serif" svg:font-family="'DejaVu Serif'" style:font-family-generic="roman" style:font-pitch="variable"/>
    <style:font-face style:name="FreeSerif" svg:font-family="FreeSerif" style:font-family-generic="roman" style:font-pitch="variable"/>
    <style:font-face style:name="FreeSerif1" svg:font-family="FreeSerif" style:font-adornments="Fett" style:font-family-generic="roman" style:font-pitch="variable"/>
    <style:font-face style:name="FreeSerif2" svg:font-family="FreeSerif" style:font-adornments="Kursiv" style:font-family-generic="roman" style:font-pitch="variable"/>
    <style:font-face style:name="FreeSerif3" svg:font-family="FreeSerif" style:font-adornments="Mittel" style:font-family-generic="roman" style:font-pitch="variable"/>
    <style:font-face style:name="Liberation Serif" svg:font-family="'Liberation Serif'" style:font-family-generic="roman" style:font-pitch="variable"/>
    <style:font-face style:name="FreeSans" svg:font-family="FreeSans" style:font-adornments="Oblique"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line-height="200%"/>
      <style:text-properties style:text-underline-style="solid" style:text-underline-width="auto" style:text-underline-color="font-color"/>
    </style:style>
    <style:style style:name="P4" style:family="paragraph" style:parent-style-name="Text_20_body" style:list-style-name="">
      <style:paragraph-properties fo:text-align="justify" style:justify-single-word="false">
        <style:tab-stops/>
      </style:paragraph-properties>
      <style:text-properties fo:font-weight="normal" style:font-weight-asian="normal" style:font-weight-complex="normal"/>
    </style:style>
    <style:style style:name="P5" style:family="paragraph" style:parent-style-name="Text_20_body">
      <style:paragraph-properties fo:text-align="justify" style:justify-single-word="false"/>
      <style:text-properties style:font-name="FreeSerif" fo:font-size="12pt" style:font-size-asian="12pt" style:font-size-complex="12pt"/>
    </style:style>
    <style:style style:name="P6" style:family="paragraph" style:parent-style-name="Text_20_body">
      <style:paragraph-properties fo:text-align="justify" style:justify-single-word="false"/>
      <style:text-properties style:font-name="FreeSerif"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font-name="FreeSerif"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list-style-name="">
      <style:paragraph-properties fo:text-align="justify" style:justify-single-word="false">
        <style:tab-stops/>
      </style:paragraph-properties>
    </style:style>
    <style:style style:name="P10" style:family="paragraph" style:parent-style-name="Text_20_body">
      <style:paragraph-properties fo:text-align="start" style:justify-single-word="false"/>
    </style:style>
    <style:style style:name="P11" style:family="paragraph" style:parent-style-name="Text_20_body" style:list-style-name="">
      <style:paragraph-properties fo:text-align="justify" style:justify-single-word="false">
        <style:tab-stops/>
      </style:paragraph-properties>
      <style:text-properties fo:font-weight="bold" style:font-weight-asian="bold" style:font-weight-complex="bold"/>
    </style:style>
    <style:style style:name="P12" style:family="paragraph" style:parent-style-name="Text_20_body">
      <style:text-properties style:text-underline-style="solid" style:text-underline-width="auto" style:text-underline-color="font-color"/>
    </style:style>
    <style:style style:name="P13" style:family="paragraph" style:parent-style-name="Caption">
      <style:text-properties style:font-name="FreeSerif"/>
    </style:style>
    <style:style style:name="P14" style:family="paragraph" style:parent-style-name="Caption">
      <style:paragraph-properties fo:text-align="justify" style:justify-single-word="false"/>
      <style:text-properties style:font-name="FreeSerif" fo:font-size="12pt" style:font-size-asian="12pt" style:font-size-complex="12pt"/>
    </style:style>
    <style:style style:name="P15" style:family="paragraph" style:parent-style-name="Table_20_Contents">
      <style:paragraph-properties fo:text-align="justify" style:justify-single-word="false"/>
      <style:text-properties style:font-name="FreeSerif" fo:font-size="12pt" style:font-size-asian="12pt" style:font-size-complex="12pt"/>
    </style:style>
    <style:style style:name="P16" style:family="paragraph" style:parent-style-name="Heading_20_1">
      <style:text-properties style:font-name="FreeSerif"/>
    </style:style>
    <style:style style:name="P17" style:family="paragraph" style:parent-style-name="Heading_20_1">
      <style:paragraph-properties fo:text-align="justify" style:justify-single-word="false"/>
      <style:text-properties style:font-name="FreeSerif"/>
    </style:style>
    <style:style style:name="P18" style:family="paragraph" style:parent-style-name="Heading_20_1" style:list-style-name="">
      <style:paragraph-properties fo:text-align="justify" style:justify-single-word="false">
        <style:tab-stops/>
      </style:paragraph-properties>
    </style:style>
    <style:style style:name="P19" style:family="paragraph" style:parent-style-name="Heading_20_1">
      <style:paragraph-properties fo:text-align="justify" style:justify-single-word="false" fo:break-before="page"/>
      <style:text-properties style:font-name="FreeSerif" fo:font-size="12pt" style:font-size-asian="12pt" style:font-size-complex="12pt"/>
    </style:style>
    <style:style style:name="P20" style:family="paragraph" style:parent-style-name="Heading_20_1">
      <style:paragraph-properties fo:text-align="justify" style:justify-single-word="false" fo:break-before="page"/>
    </style:style>
    <style:style style:name="P21" style:family="paragraph" style:parent-style-name="Footer">
      <style:paragraph-properties fo:text-align="end"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style>
    <style:style style:name="T6" style:family="text">
      <style:text-properties style:font-weight-asian="bold"/>
    </style:style>
    <style:style style:name="T7" style:family="text">
      <style:text-properties style:font-weight-complex="bold"/>
    </style:style>
    <style:style style:name="T8" style:family="text">
      <style:text-properties fo:font-style="normal"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font-name="FreeSerif"/>
    </style:style>
    <style:style style:name="T12" style:family="text">
      <style:text-properties style:font-name="FreeSerif" fo:font-size="12pt" style:font-size-asian="12pt" style:font-size-complex="12pt"/>
    </style:style>
    <style:style style:name="T13" style:family="text">
      <style:text-properties style:font-name="FreeSerif" fo:font-size="12pt" fo:font-weight="normal" style:font-size-asian="12pt" style:font-weight-asian="normal" style:font-size-complex="12pt" style:font-weight-complex="normal"/>
    </style:style>
    <style:style style:name="T14" style:family="text">
      <style:text-properties style:font-name="FreeSerif" fo:font-size="12pt" fo:font-style="italic" style:font-size-asian="12pt" style:font-style-asian="italic" style:font-size-complex="12pt" style:font-style-complex="italic"/>
    </style:style>
    <style:style style:name="T15" style:family="text">
      <style:text-properties style:font-name="FreeSerif"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style:font-name="FreeSerif" fo:font-size="12pt" fo:font-style="normal" style:font-size-asian="12pt" style:font-style-asian="normal" style:font-size-complex="12pt" style:font-style-complex="normal"/>
    </style:style>
    <style:style style:name="T17" style:family="text">
      <style:text-properties style:font-name="FreeSerif"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FreeSerif" fo:font-size="12pt" fo:font-weight="bold" style:font-size-asian="12pt" style:font-weight-asian="normal" style:font-size-complex="12pt" style:font-weight-complex="normal"/>
    </style:style>
    <style:style style:name="T19" style:family="text">
      <style:text-properties style:font-name="FreeSerif" fo:font-size="12pt" fo:font-weight="bold" style:font-size-asian="12pt" style:font-weight-asian="bold" style:font-size-complex="12pt" style:font-weight-complex="bold"/>
    </style:style>
    <style:style style:name="T20" style:family="text">
      <style:text-properties fo:font-size="12pt"/>
    </style:style>
    <style:style style:name="T21" style:family="text">
      <style:text-properties style:font-size-asian="12pt"/>
    </style:style>
    <style:style style:name="T22" style:family="text">
      <style:text-properties style:font-size-complex="12pt"/>
    </style:style>
    <style:style style:name="T23" style:family="text">
      <style:text-properties fo:font-weight="normal"/>
    </style:style>
    <style:style style:name="T24" style:family="text">
      <style:text-properties style:font-weight-asian="normal"/>
    </style:style>
    <style:style style:name="T25" style:family="text">
      <style:text-properties style:font-weight-complex="normal"/>
    </style:style>
    <style:style style:name="T26" style:family="text">
      <style:text-properties style:text-position="33% 80%"/>
    </style:style>
    <style:style style:name="T27" style:family="text">
      <style:text-properties fo:text-transform="lowercase" style:font-name="FreeSerif" fo:font-size="12pt" fo:font-weight="normal"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14.079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5.279cm, 0cm, 10.56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3">SEMEAD</text:span></text:h>
      <text:h text:style-name="P11" text:outline-level="1"><text:span text:style-name="T12">Título:</text:span></text:h>
      <text:h text:style-name="P4" text:outline-level="1">Impactos ambientais da gestão de arquivos na nuvem: operações sustentáveis de <text:span text:style-name="T2">Data Center</text:span>.</text:h>
      <text:h text:style-name="P11" text:outline-level="1"><text:span text:style-name="T12">Resumo:</text:span></text:h>
      <text:h text:style-name="P9" text:outline-level="1"><text:span text:style-name="T13">O termo computação nas nuvens vem gerando grande confusão no imaginário popular, navegar na internet, pagar contas pelo aplicativo do banco, ver fotos e vídeos num ritmo frenético tem um custo ambiental que muitas vezes não é percebido. Este estudo exploratório visa uma abordagem inicial para identificar o custo ambiental deste novo modo de vida, conectados ininterruptamente à internet, consumindo e processando um volume de dados crescente.</text:span></text:h>
      <text:h text:style-name="P11" text:outline-level="1"><text:span text:style-name="T12">Problema de Pesquisa e Objetivo:</text:span></text:h>
      <text:h text:style-name="P9" text:outline-level="1"><text:span text:style-name="T13">Delimitar uma abordagem teórico conceitual para identificar possíveis impactos ambientais da Indústria de Tecnologia da Informação (TI) e seus processos produtivos. O processamento de dados por meio de grandes centrais, denominadas nuvem ou </text:span><text:span text:style-name="T15">Data Center</text:span><text:span text:style-name="T13">, tem um impacto ambiental advindo do aquecimento dos componentes dos computadores, principalmente o processador, exigindo um alto custo ambiental para seu resfriamento, já que o calor gerado dentro dos prédios precisa ser dissipado para a atmosfera.</text:span></text:h>
      <text:h text:style-name="P11" text:outline-level="1"><text:span text:style-name="T12">Metodologia :</text:span></text:h>
      <text:p text:style-name="P6">Neste estudo exploratório utilizou-se a metodologia de análise documental e da observação, consultando dados secundários. Para auxiliar a construção deste estudo, foram avaliados vídeos, fotos, diagramas e informações em portais de empresas com grandes prédios dedicados para <text:span text:style-name="T2">Data Centers</text:span>, como empresas globais de rede social, modo de vida, produtos corporativos e de busca, além de duas empresas brasileiras de hospedagem de sites e um grande banco brasileiro. </text:p>
      <text:h text:style-name="P11" text:outline-level="1"><text:span text:style-name="T12">Revisão Bibliográfica :</text:span></text:h>
      <text:h text:style-name="P11" text:outline-level="1"><text:span text:style-name="T12"/></text:h>
      <text:h text:style-name="P11" text:outline-level="1"><text:span text:style-name="T12">Análise dos Resultados :</text:span></text:h>
      <text:h text:style-name="P9" text:outline-level="1"><text:span text:style-name="T13">A construção de grandes prédios com a finalidade de servir unicamente a função de Data Center é um tendência que vem crescendo rapidamente, na velocidade em que aumentamos o consumo de dados no nosso dia-a-dia cada vez mais conectados. Os impactos ambientais destas instalações advém do aquecimento dos componentes dos computadores, principalmente o processador, que precisa de resfriamento constante. Algumas empresas vem adotando estratégias criativas, como utilizar água de degelo, ou construção de prédios verdes, porém o impacto ambiental das operações de </text:span><text:span text:style-name="T15">Data Centers</text:span><text:span text:style-name="T13"> ainda é incerto, a proposta deste estudo é a delimitação inicial de uma abordagem para um primeiro contato com a temática proposta.</text:span></text:h>
      <text:h text:style-name="P11" text:outline-level="1"><text:span text:style-name="T12">Conclusão :</text:span></text:h>
      <text:h text:style-name="P9" text:outline-level="1"><text:span text:style-name="T13">Acredita-se que o novo marco civil da internet, Lei XXX;X, pode obrigar grandes empresas à construção destes </text:span><text:span text:style-name="T15">Data Centers</text:span><text:span text:style-name="T13"> em território nacional. </text:span></text:h>
      <text:h text:style-name="P9" text:outline-level="1"><text:span text:style-name="T13">A delimitação do impacto ambiental da operação destas instalações podem identificar oportunidades para a eliminação de alguma prática prejudicial desnecessária ou a regulação antecipada de um novo mercado antes da disseminação massiva de um modo operacional não sustentável. A análise da tendência do consumo de dados mostra que estamos num momento importante, estamos próximos ao aumento exponencial da construção e operação deste tipo de instalações denominadas </text:span><text:span text:style-name="T15">Data Centers</text:span><text:span text:style-name="T17">, muito em breve até a padaria da esquina pode ter a necessidade de um destes.</text:span><text:span text:style-name="T13"> Com seus principais impactos ambientais delimitados, é possível evitar um custo ambiental desnecessário e auxiliar a formulação de políticas públicas com a finalidade de coibir possíveis impactos ambientais de operações não sustentáveis.</text:span></text:h>
      <text:h text:style-name="P11" text:outline-level="1"><text:span text:style-name="T12">Bibliografia :</text:span></text:h>
      <text:h text:style-name="P9" text:outline-level="1"><text:span text:style-name="T13"/></text:h>
      <text:h text:style-name="P9" text:outline-level="1"><text:span text:style-name="T19">Agradecimentos :</text:span></text:h>
      <text:h text:style-name="P20" text:outline-level="1"><text:span text:style-name="T13">Título: Impacto ambiental de arquivos na nuvem</text:span></text:h>
      <text:p text:style-name="Text_20_body"><text:span text:style-name="T13">Impacto ambiental de arquivos na nuvem</text:span></text:p>
      <text:p text:style-name="Text_20_body"><text:span text:style-name="T13">Impacto ambiental da operação de data centers para a gestão de arquivos na nuvem </text:span></text:p>
      <text:p text:style-name="Text_20_body"><text:span text:style-name="T13">Gestão de operações sustentáveis de </text:span><text:span text:style-name="T15">Data Center: </text:span><text:span text:style-name="T17">Impacto ambiental das nuvens computacionais</text:span></text:p>
      <text:p text:style-name="Text_20_body"><text:span text:style-name="T13">Impacto ambiental das nuvens computacionais, gestão de operações sustentáveis de </text:span><text:span text:style-name="T15">Data Center</text:span></text:p>
      <text:p text:style-name="Text_20_body"><text:span text:style-name="T13">Data Centers sustentáveis</text:span></text:p>
      <text:p text:style-name="P8"><text:span text:style-name="T13">Impacto ambiental da gestão de arquivos na nuvem e operação de Data Centers</text:span></text:p>
      <text:p text:style-name="P8"><text:span text:style-name="T13">Impacto ambiental da gestão de arquivos na nuvem, operação de Data Centers</text:span></text:p>
      <text:p text:style-name="P8"><text:span text:style-name="T13">Impacto ambiental da gestão de arquivos na nuvem </text:span></text:p>
      <text:p text:style-name="P8"><text:span text:style-name="T13">Operação de Data Centers Sustentáveis</text:span></text:p>
      <text:p text:style-name="P8"><text:span text:style-name="T12">Resumo: </text:span></text:p>
      <text:p text:style-name="P10"><text:span text:style-name="T12">O termo computação nas nuvens vem gerando grande confusão no imaginário popular, navegar na internet, pagar contas pelo aplicativo do banco, ver fotos e vídeos num ritmo frenético tem um custo ambiental que muitas vezes não é percebido. Este estudo exploratório visa uma abordagem inicial para a delimitação do problema, identificar o custo ambiental deste novo modo de vida, conectados ininterruptamente à internet. Para esta comunicação ser feita é preciso grandes centrais de dados, prédios com milhares de computadores empilhados com a única função de processamento de dados, popularizados como nuvens, mas denominados </text:span><text:span text:style-name="T14">Data Center</text:span><text:span text:style-name="T16">.</text:span><text:span text:style-name="T12"> Aparentemente sem custo ambiental, mandar um e-mail pode ter um impacto insignificante, mas quando se fala na comunicação constante e continua crescente de toda a sorte de informações, a exigência é por prédios cada vez maiores, com mais prateleiras de computadores empilhados, esquentando de maneira disforme os seus componentes, exigindo estratégias de resfriamento criativas para diminuir o impacto ambiental. </text:span></text:p>
      <text:p text:style-name="P8"><text:span text:style-name="T12">Para auxiliar a construção deste estudo, foram avaliados vídeos, fotos, diagramas e informações em portais de empresas com grandes prédios dedicados para </text:span><text:span text:style-name="T14">Data Centers</text:span><text:span text:style-name="T12">, como empresas globais de rede social, modo de vida, produtos corporativos e de busca, além de empresas brasileiras de hospedagem de sites e um grande banco brasileiro. </text:span></text:p>
      <text:p text:style-name="P8"><text:span text:style-name="T12">De acordo com o novo Marco Civil da internet, </text:span>"o Poder Executivo, por meio de Decreto, poderá obrigar os provedores de conexão e de aplicações de Internet (...) a instalarem ou utilizarem estruturas para armazenamento, gerenciamento e disseminação de dados em território nacional". Com isso, as empresas podem ser obrigadas a manter os dados localizados em território nacional, dentro da jurisdição brasileira e com respaldo legal para o acesso, diferente do que ocorre hoje em dia, onde temos, por exemplo, empresas americanas com clientes brasileiros mas sem aparato físico em nosso território.</text:p>
      <text:p text:style-name="P5">pelo simples fato de que as operações são pedidas em um local e normalmente são feitas por um computador a milhares de quilometros de distância.</text:p>
      <text:h text:style-name="P19" text:outline-level="1">Introdução</text:h>
      <text:p text:style-name="P5">O termo nuvem se popularizou rapidamente, computação nas nuvens, tradução de <text:span text:style-name="T2">cloud computing</text:span>, gerou no imaginário popular uma grande confusão, aonde algumas pessoa de fatos acreditam que os processos computacionais estão ocorrendo lá nas nuvens que pairam no céu. Acredito que o termo nuvem é mais adequado para transmitir a ideia de distante e disperso, característica de toda a rede denominada internet, porque de fato, essas nuvens computacionais não são de água, são na verdade de concreto, plástico, silício, metais, grandes prédios ou galpões com milhares de computadores empilhados, consumindo muita energia elétrica.</text:p>
      <text:p text:style-name="P5">Muito se fala na economia da digitalização de documentos, colocando na balança apenas o impacto ambiental advindo da utilização do papel, uma conta onde só entra a derrubada de árvores para sua fabricação, como se o impacto ambiental da gestão virtual de arquivos fosse zero. Antes mesmo de qualquer análise comparativa entre o impacto ambiental da gestão de dados no papel e nos computadores (digital), nota-se que o papel não precisa de energia elétrica para consultar seus dados, já os arquivos digitais ficam armazenados, estocados, em computadores, que conectados, formam uma superestrutura, envolvendo prédio e máquina, denominada <text:span text:style-name="T2">Data Center</text:span>, ou central de dados, que de acordo com Murugesan, 2008, operam com impacto ambiental.</text:p>
      <text:p text:style-name="P5"><draw:frame draw:style-name="fr1" draw:name="figura2" text:anchor-type="as-char" svg:width="15.961cm" svg:height="9.731cm" draw:z-index="0"><draw:image xlink:href="https://tctechcrunch2011.files.wordpress.com/2014/11/1795561_675414769215779_534700529522168794_n.jpg?w=738" xlink:type="simple" xlink:show="embed" xlink:actuate="onLoad"/></draw:frame></text:p>
      <text:p text:style-name="P14">Imagem 1: Data Center de uma rede social, localizado em Altoona, Iowa, EUA, inaugurado em novembro de 2014. Observa-se na foto um gigansteco galpão, onde ficam empilhados os computadores, nota-se também que existe uma grande lagoa, com a água que circula para resfriamento da estrutura, com uma caneleta para o nivelamento. Ao fundo existe um espaço preparado para a construção de um segundo prédio, idêntico, além da planta ter espaço para um terceiro. Tem-se noção do tamanho ao observar um caminhão próximo ao edifício. Foto por Hodnett Photographics LLC</text:p>
      <text:p text:style-name="P5">Sua construção, assim como de qualquer outro edifício, tem seu impacto ambiental por si só, porém é o gasto de energia elétrica que é considerável, já que estes computadores ficam ligados sem pausa, esperando conexões de outras máquinas, como outros computadores, celulares, televisores inteligentes, ou qualquer dispositivo com acesso a internet. De acordo com um dirigentes de uma grande empresa de busca, o consumo total de energia elétrica de um grande <text:span text:style-name="T2">Data Center </text:span>é fixo, proporcional ao consumo de dados, já o custo m<text:span text:style-name="T9">ensal deste consumo pode variar dependendo da localização, para um grande </text:span><text:span text:style-name="T4">Data Center </text:span><text:span text:style-name="T9">no Brasil, o gasto estimado seria de U$950.000, no Chile 750 e nos EUA 650. (Chao, 2013)</text:span></text:p>
      <text:p text:style-name="P5">Quando nossos celulares ou computadores entram em contato com o <text:span text:style-name="T2">Data Center</text:span>, via internet, fazem um pedido, por exemplo, assistir determinado vídeo, o mesmo é processado em milésimos de segundos, podendo não ser autorizado. Essa comunicação pode ser tão rápida quanto o clique do mouse ou o dedo pressionando uma tela touch para trocar de vídeo, as vezes nem nos damos contas que o arquivo de vídeo que estamos vendo está muitas vezes armazenado em computadores em outros países, principalmente Estados Unidos, ou até mesmo em outros continentes, acessados em centésimos de segundos.</text:p>
      <text:p text:style-name="P5">Assim que um pedido é autorizado o computador central do <text:span text:style-name="T2">Data Center </text:span>precisa localizar o arquivo dentro da sua rede interna, <text:s text:c="2"/>pois são muitos computadores conectados, começa então o consumo intenso de energia elétrica. Apesar dos arquivos estarem armazenados magneticamente em discos rígidos, estáveis, é necessário energia elétrica para consultar estes arquivos. Estes são então convertidos, passam da forma magnética, no disco rígido, para a forma elétrica, sendo temporariamente armazenados na memória do servidor, para em pacotes, ser entregue para o cliente. Novamente volto ao exemplo do vídeo, recebemos pequenos pacotes com os pedaços do arquivo, por isso, algumas vezes ocorre travamento, não recebemos o arquivo inteiro, quando ocorre travamento é provável problema de conexão com o <text:span text:style-name="T2">Data Center</text:span>.</text:p>
      <text:p text:style-name="P6"><draw:frame draw:style-name="fr3" draw:name="figura4" text:anchor-type="as-char" svg:width="16.011cm" svg:height="5.83cm" draw:z-index="2"><draw:image xlink:href="http://www.google.com/about/datacenters/gallery/images/_2000/PRY_20.jpg" xlink:type="simple" xlink:show="embed" xlink:actuate="onLoad"/></draw:frame></text:p>
      <text:p text:style-name="P13">Imagem 2: prateleiras de computadores em <text:span text:style-name="T2">Data Center</text:span> localizado em <text:span text:style-name="T2">Mayes County</text:span>, Oklahoma, EUA. Fonte: reprodução, empresa de busca.</text:p>
      <text:p text:style-name="P5">O impacto ambiental de uma requisição de arquivo versus a impressão de uma folha de papel é a primeira vista muito inferior, mas a contabilização poderia ser mais ampla, em termos de metodologia foi procurado abranger o impacto ambiental de uma estrutura da gestão de arquivos, não somente o impacto de uma impressão de uma folha versus o disparo de um e-mail. Tentou-se a partir de uma visão que tenta ser mais holística, estimar o real impacto ambiental de cada componente necessário na cadeia e na gestão de todo o processo de consulta e armazenamento de dados digitais, dentro do atual paradigma tecnológico. Apesar de parecer muito sistemática, a proposta é uma abordagem simples.</text:p>
      <text:h text:style-name="P17" text:outline-level="1">Metodologia</text:h>
      <text:p text:style-name="P6">Utilizou-se a metodologia de análise documental e da observação, consultando dados secundários. Grandes empresas, gestoras dos maiores <text:span text:style-name="T2">Data Centers </text:span>do planeta, divulgam informações e vídeos com detalhes sobre a fabricação, manutenção, gestão e impactos ambientais de seus projetos de <text:span text:style-name="T2">Data Center</text:span><text:span text:style-name="T8">, já que esta acaba se tornando, invariavelmente, tarefa central deste tipo de empresa.</text:span></text:p>
      <text:p text:style-name="P6">Foram observados os prédios dos <text:span text:style-name="T2">Data Centers </text:span>de uma grande rede social inaugurado em 2010 em <text:span text:style-name="T2">Forest City</text:span>, Carolina do Norte, EUA, divulgado como um detentor de um dos melhores índices de eficiência energética para instalações do mesmo porte, e outro da mesma empresa, em <text:span text:style-name="T2">Altoona</text:span>, IOWA, EUA, onde no mesmo espaço existe um grande <text:span text:style-name="T2">Data Center</text:span><text:span text:style-name="T8">, que entrou em</text:span> operação em 2014, com outro igual em fase final de construção, com a expectativa de iniciar suas operações neste ano de 2015, e um terceiro com expectativa para iniciar a construção 2016.</text:p>
      <text:p text:style-name="P6">Outro prédio estudado é mantido pela grande rede de busca, sendo considerado como um dos <text:span text:style-name="T2">Data Centers</text:span> mais ecológicos da companhia, localizado na Finlândia. Dentro deste estudo também foi coletadas e analisadas informações sobre e o maior <text:span text:style-name="T2">Data Center</text:span> construído pela empresa de produtos corporativos, em 2011, nos EUA, sendo que a mesma também mantém um <text:span text:style-name="T2">Data Center</text:span> no Brasil, localizado na cidade de São Paulo, considerado o maior da América Latina. A última empresa global deste estudo é a empresa de modo de vida, que mantém um grande <text:span text:style-name="T2">Data Center </text:span>em <text:span text:style-name="T2">Maiden</text:span>, Carolina do Norte, EUA. </text:p>
      <text:p text:style-name="P6">Além destas empresas, que são referencias mundiais, para se aproximar da realidade brasileira, dentro do escopo possível de um estudo exploratório, foi-se analisado informações fornecidas por grandes empresas brasileiras de serviços de internet, como um portal tradicional, uma empresa de hospedagem e um grande banco. A empresa de hospedagem, possui dois <text:span text:style-name="T2">Data Centers</text:span><text:span text:style-name="T8"> na cidade de</text:span> São Paulo, que, de acordo com a própria companhia, um destes é considerado o maior <text:span text:style-name="T2">Data Center v</text:span>erde da América Latina. O banco construiu recententemente um grande <text:span text:style-name="T3">Data Center</text:span> com edificação própria, em Brasília, Distrito Federal, Brasil.</text:p>
      <text:p text:style-name="P6">Todas as informações sobre o impacto ambiental individual de cada projeto de <text:span text:style-name="T2">Data Center</text:span> foi divulgado por sua empresa gestora, porém, ainda dentro da intenção exploratório, foi se agrupado e clusterizado alguns destes dados de maneira subjetiva pelo autor de modo a acelerar o processo de análise dos dados, pois não é o objetivo final de um estudo exploratório a conclusão ou mesmo um resultado conclusivo, tendo por objetivo uma análise do autor por meio de uma matéria, objeto ou disciplina com a finalidade de ter um primeiro contato estruturado com o tema.</text:p>
      <text:h text:style-name="P16" text:outline-level="1">Revisão da Literatura</text:h>
      <text:p text:style-name="P6"/>
      <text:p text:style-name="P6">O que é impacto da tecnologia e a diferença do impacto sobre a tecnologia.</text:p>
      <text:p text:style-name="P6">Marco civil, espionagem.</text:p>
      <text:p text:style-name="P6">O processador é o elemento central de todo o debate quando o assunto é tecnologia da <text:s/>informação, até mesmo quando o escopo da proposta é estimar o impacto ambiental de toda uma estrutura predial e de máquinas, todos os outros elementos se tornam menos importantes diante do peso que tem o aquecimento do processador devido ao seu uso intenso...</text:p>
      <text:p text:style-name="P6">De acordo com Uusitalo e Mikkola, 1998, a tecnologia de processadores encontra-se num “envelope” de eficiência energética, as principais empresas de tecnologia deste estudo, empresas mantenedoras de gigantescos <text:span text:style-name="T2">Data Centers</text:span>, são basicamente clientes de três grandes empresas que fornecem computadores para suas operações, ou seja, a maioria dos computadores empilhados nos prédios vai conter um logotipo de alguma destas três empresas estampados na frente.</text:p>
      <text:p text:style-name="P6">Estas grandes empresas fornecem a estrutura no qual o computador recebe componentes, dentro destes componentes temos basicamente dois fabricantes de processadores, arquitetura x86, utilizado em computadores, mas não em celulares, e três fabricantes de disco rígido.</text:p>
      <text:p text:style-name="P6">Quase todo o trabalho, e por consequência, o gasto energético é concentrado no processador, consequentemente onde ocorre o maior custo ambiental, já que seu uso intenso aquece sua estrutura metálica, exigindo seu resfriamento. Aparece então o impacto ambiental negativo deste processo eletrônico. Ahuja 2007, arquiteto sênior da Intel, publicou uma pesquisa indicando que num <text:span text:style-name="T2">Data Center </text:span>convencional, 40% do total de energia consumida é utilizada para resfriamento dos processadores.</text:p>
      <text:p text:style-name="P6"><text:span text:style-name="T13">Se todos os servidores do mundo estão basicamente estruturados em cima da tecnologia fornecida por duas empresas, cujo os produtos já atingiram o limite da eficiência tecnológica, não havendo diferença significativa no consumo destes, pode então utilizar o conceito de envelope proposto para caracterizar este estágio, como em Uusitalo e Mikkola, 1998.</text:span></text:p>
      <text:h text:style-name="P16" text:outline-level="1">Análise dos dados</text:h>
      <text:p text:style-name="P6">O foco deste estudo são a estrutura denominada <text:span text:style-name="T2">Data Center</text:span>, prédios e máquinas, em alguns casos projetos, mas principalmente instalações que ocupem um imóvel inteiro dedicado ao armazenamento de dados, um grande galpão na maioria dos casos, aonde se conectam e empilham milhares de computadores. O crescimento destes projetos é frenético, por exemplo, um dos <text:span text:style-name="T2">Data Centers</text:span> da empresa de rede social recebe diariamente entregas de computadores empilhados em caminhões, tudo isso para suportar o ritmo de crescimento na coleta e armazenamento de dados.</text:p>
      <text:p text:style-name="P6">Porém, para escapar deste problema, algumas soluções criativas vem sendo implementadas, a empresa de busca por exemplo, montou um Data Center na Finlândia para aproveitar a água gelada do degelo para resfriar seus processadores alegando assim um impacto ambiental zero, para esta edificação e estrutura.</text:p>
      <text:p text:style-name="P6">Outro solução da mesma empresa para enfrentar este “envelope” tecnológico foi melhorar a tecnologia das edificações, ou seja, construir prédios mais eficientes na tarefa de dissipar o calor, assim a estrutura como um todo se torna mais eficiente, prédio e máquinas. Esta solução é bastante promissora e sua disseminação é esperada, apesar de não divulgar números precisos, a empresa de busca afirma que, além de uma tecnologia levemente superior ao seus concorrentes, detém prédios até 80% mais eficientes.</text:p>
      <text:p text:style-name="P6">As soluções tecnológicas também existem, assim como algumas destas empresas que afirmam ter uma tecnologia melhor, pode ser em termos de capacidade, mas de maneira mais ampla, é <text:s/>porque utiliza técnicas de gestão eficiente de informações e processos informacionais. Mesmo todos os computadores do mundo estando debruçado sobre a tecnologia de duas empresas fabricantes de processadores, ainda assim é possível utilizar esta tecnologia de maneira mais eficiente, evitando por exemplo “gastar” tempo do processador com requisições desnecessária, mesmo utilizando o mesmo produto, no saldo final pode-se obter uma tecnologia mais eficiente.</text:p>
      <text:p text:style-name="P6">Para melhorar a eficiência a maioria das empresas estudadas alega adotar práticas simples como não conectar nos computadores do Data Center nada mais do que o necessário, um mouse ou teclado conectados a mais em um servidor seria suficiente para atrapalhar. Além disso, todas alegam, até por esta ser uma finalidade em si de um super computador, utilizar a prática de virtualização de servidores, ou seja, um grande computador que estaria sendo dividido e utilizado como se fosse muitos computadores. Uma maneira inteligente de não precisar fabricar outro computador.</text:p>
      <text:p text:style-name="P6">A gestão da água parece ter um impacto ambiental, já que este é o material utilizado para o resfriamento dos processadores, para evitar ou diminuir isto, muitas empresas alegam a reutilização da água, evitando o consumo de água desnecessariamente.</text:p>
      <text:p text:style-name="Caption"><draw:frame draw:style-name="fr2" draw:name="figura3" text:anchor-type="paragraph" svg:x="0.014cm" svg:y="-0.005cm" svg:width="16.013cm" svg:height="6.361cm" draw:z-index="1"><draw:image xlink:href="http://www.google.com/about/datacenters/gallery/images/_2000/LPP_014a.jpg" xlink:type="simple" xlink:show="embed" xlink:actuate="onLoad"/></draw:frame>Imagem 3: sistema de controle de águas, em variadas temperaturas, em <text:span text:style-name="T2">Data Center</text:span> de empresa de busca. Fonte: divulgada pela própria empresa.</text:p>
      <text:h text:style-name="P16" text:outline-level="1">Limitações</text:h>
      <text:p text:style-name="P5">Além de <text:s/>todas as limitações de um estudo exploratório com análise de fontes secundárias, não foi coberto no escopo deste trabalho o descarte do material eletrônico, que muitas vezes contém metais pesados, mercúrio, arsênico, entre outros. A taxa de substituições dos equipamentos é muito rápida e o descarte inadequado é gerador de uma grande impacto ambiental, porém, apesar de achar este impacto relevante, foi preferido fazer um recorte de um sistema de <text:span text:style-name="T3">Data Center</text:span> em operação e focar nos impactos desta operação como um sistema fechado.</text:p>
      <text:h text:style-name="P16" text:outline-level="1">Resultados e Conclusão</text:h>
      <text:p text:style-name="P6">Acredita-se que o impacto da gestão virtual dos arquivos nas nuvens é sem dúvida mais eficiente em termos de economia de tempo do que a utilização do papel, mas quanto ao seu impacto ambiental, sabe-se apenas que é existente, porém incerto. De acordo com a interpretação dos dados pela literatura, a tecnologia de processadores está em um “envelope” tecnológico (GLASS), onde já atingiu o limite da eficiência energética, acredita-se na possibilidade de uma disruptura tecnológica (X), um salto no processo produtivo que irá <text:s/>transformar a tecnologia.</text:p>
      <text:p text:style-name="P6">O impacto do consumo de dados se torna significante e como resultado disto é necessário também aumentar a infra-estrutura para suportar estes serviços ininterruptos de informação. O impacto ambiental deste tipo de projeto pode ser evitado com medidas simples, é esperado que o crescimento deste tipo de instalações continue crescendo fortemente. Espera-se que no Brasil, dentro dos próximos dez anos, a construção deste tipo de empreendido tenha um crescimento, pois pela própria lógica, sendo o Brasil um dos principais consumidores de internet, é natural que as grandes empresas inaugurem instalações aqui nos próximos anos.</text:p>
      <text:p text:style-name="P8"><text:span text:style-name="T13">O recém-inaugurado marco civil da internet, lei 12.965/14, pode impactar positivamente a tendência da construção de prédios de </text:span><text:span text:style-name="T15">Data Center </text:span><text:span text:style-name="T13">no Brasil. As grandes empresas globais de tecnologia da informação estão esperando que o governo brasileiro não as obrigue a adequar-se a nova lei, já que, de acordo com Chao, 2013, o custo para se adequar a essas novas obrigações são muito altos, além do fato destas empresas já operarem seus </text:span><text:span text:style-name="T15">Data Center </text:span><text:span text:style-name="T13">em outros países, com muitas vantagens econômicas. Durante o estudo foi identificado um dos motivos que levaram a adoção desta medida, de acordo com Babazadeh, 2014, foram os recentes casos de espionagem do governo dos Estados Unidos, que monitoravam cidadãos brasileiros, sem distinção, com acesso até mesmo aos e-mails da Presidência da República, que levaram à grandes modificações na maneira em como a internet pode influenciar a segurança nacional e a soberania do país.</text:span></text:p>
      <text:p text:style-name="P8"><text:span text:style-name="T13">Acredito que o impacto ambiental destas novas estruturas de comunicação pudem ser evitadas ou diminuídas com a adoção de práticas simples, principalmente no projeto de prédio, onde aparece como parte vital do controle de temperatura dos corredores e possível mecanismo de controle de temperatura para escapar ao “envelope” que a atual tecnologia de processadores se encontra.</text:span></text:p>
      <text:p text:style-name="P6">Acredita-se na importância deste estudo pois o modo de vida tecnológico, advindo de avanços e barateamento da eletrônica, está se tornando cada vez mais presente em nossa sociedade. Apesar de aparentemente não ter consequências ambientais, a navegação na internet, compartilhamento de fotos e vídeos, até mesmo o pagamento de contas pode gerar impactos ambientais negativos não percebidos.</text:p>
      <text:h text:style-name="Heading_20_1" text:outline-level="1"><text:span text:style-name="T11">Referências Bibliográficas</text:span></text:h>
      <text:p text:style-name="Text_20_body">Babazadeh, N. (2014). <text:span text:style-name="T1">Brazil’s internet development plans post-2013 global surveillance disclosures</text:span>. NYU Global Liberal.</text:p>
      <text:p text:style-name="Text_20_body">Brasil. Marco Civil da Internet, Lei n<text:span text:style-name="T26">o</text:span> 12.965, de 23 de abril de 2014, Estabelece princípios, garantias, direitos e deveres para o uso da Internet no Brasil. Publicada no Diário Oficial em 24/04/2014.</text:p>
      <text:p text:style-name="Text_20_body">Chao, L., &amp; Trevisani, P. (2013, novembro 13). Brazil Legislators Bear Down on Internet Bill. <text:span text:style-name="T1">The Wall Street Journal</text:span>.</text:p>
      <text:p text:style-name="Text_20_body">Kleindorfer, P. R., Singhal, K., &amp; Wassenhove, L. N. (2005). Sustainable operations management. <text:span text:style-name="T1">Production and operations management</text:span>, <text:span text:style-name="T1">14</text:span>(4), 482–492.</text:p>
      <text:p text:style-name="Text_20_body">Martins, G. de A., &amp; Theóphilo, C. R. (2009). <text:span text:style-name="T1">Metodologia da investigação científica para ciências sociais aplicadas</text:span>. São Paulo: Atlas.</text:p>
      <text:p text:style-name="Text_20_body">Murugesan, S. (2008). Harnessing Green IT: Principles and Practices. <text:span text:style-name="T1">IT Professional</text:span>, <text:span text:style-name="T1">10</text:span>(1), 24–33. http://doi.org/10.1109/MITP.2008.10</text:p>
      <text:p text:style-name="Text_20_body">Porter, A. (2011). Cap 9 - Impact Assement. In <text:span text:style-name="T1">Forecasting and management of technology</text:span> (2. ed). Hoboken, NJ: Wiley.</text:p>
      <text:p text:style-name="Text_20_body">Smari, W. W., Association for Computing Machinery, &amp; Institute of Electrical and Electronics Engineers (Orgs.). (2009). <text:span text:style-name="T1">2009 International Conference on High Performance Computing &amp; Simulation: HPCS 2009 ; Leipzig, Germany, 21 - 24 June 2009 ; [including workshop papers]</text:span>. Piscataway, NJ: IEEE.</text:p>
      <text:p text:style-name="Text_20_body">Uusitalo, O., &amp; Mikkola, T. (2010). Revisiting the case of float glass: Understanding the industrial revolution through the design envelope. <text:span text:style-name="T1">European Journal of Innovation Management</text:span>, <text:span text:style-name="T1">13</text:span>(1), 24–45. http://doi.org/10.1108/14601061011013212</text:p>
      <text:p text:style-name="Text_20_body">Yevgeniy, S. (2015, junho). Third Facebook Data Center Coming to Iowa. Recuperado de http://www.datacenterknowledge.com/archives/2015/06/04/third-facebook-data-center-coming-to-iowa/</text:p>
      <text:p text:style-name="Text_20_body"><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sans-serif" svg:font-family="sans-serif"/>
    <style:font-face style:name="DejaVu Serif" svg:font-family="'DejaVu Serif'" style:font-family-generic="roman" style:font-pitch="variable"/>
    <style:font-face style:name="FreeSerif" svg:font-family="FreeSerif" style:font-family-generic="roman" style:font-pitch="variable"/>
    <style:font-face style:name="FreeSerif1" svg:font-family="FreeSerif" style:font-adornments="Fett" style:font-family-generic="roman" style:font-pitch="variable"/>
    <style:font-face style:name="FreeSerif2" svg:font-family="FreeSerif" style:font-adornments="Kursiv" style:font-family-generic="roman" style:font-pitch="variable"/>
    <style:font-face style:name="FreeSerif3" svg:font-family="FreeSerif" style:font-adornments="Mittel" style:font-family-generic="roman" style:font-pitch="variable"/>
    <style:font-face style:name="Liberation Serif" svg:font-family="'Liberation Serif'" style:font-family-generic="roman" style:font-pitch="variable"/>
    <style:font-face style:name="FreeSans" svg:font-family="FreeSans" style:font-adornments="Oblique"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fo:font-variant="normal" fo:text-transform="none" style:font-name="FreeSerif3"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erif2"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paragraph-properties fo:margin-left="0.76cm" fo:margin-right="0cm" fo:margin-top="0.21cm" fo:margin-bottom="0.21cm" fo:text-indent="-0.76cm" style:auto-text-indent="false">
        <style:tab-stops/>
      </style:paragraph-properties>
      <style:text-properties fo:text-transform="uppercase" style:font-name="FreeSerif1"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isco </meta:initial-creator>
    <meta:creation-date>2015-07-13T16:17:19</meta:creation-date>
    <dc:date>2015-07-17T05:26:58</dc:date>
    <dc:creator>Francisco </dc:creator>
    <meta:editing-duration>PT69H34M07S</meta:editing-duration>
    <meta:editing-cycles>125</meta:editing-cycles>
    <meta:generator>OpenOffice.org/3.2$Linux OpenOffice.org_project/320m12$Build-9483</meta:generator>
    <meta:document-statistic meta:table-count="0" meta:image-count="3" meta:object-count="0" meta:page-count="1" meta:paragraph-count="85" meta:word-count="3594" meta:character-count="23710"/>
  </office:meta>
</office:document-meta>
</file>